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Überschrift_20_2">
      <style:text-properties fo:language="pl" fo:country="PL"/>
    </style:style>
    <style:style style:name="P20" style:family="paragraph" style:parent-style-name="Überschrift_20_2">
      <style:text-properties style:font-name="Calibri"/>
    </style:style>
    <style:style style:name="P21" style:family="paragraph" style:parent-style-name="Überschrift_20_2">
      <style:text-properties style:font-name="Calibri" fo:language="pl" fo:country="PL"/>
    </style:style>
    <style:style style:name="P22" style:family="paragraph" style:parent-style-name="Dialog" style:list-style-name="L1"/>
    <style:style style:name="P23" style:family="paragraph" style:parent-style-name="Dialog" style:list-style-name="L1">
      <style:text-properties style:font-name="Calibri1"/>
    </style:style>
    <style:style style:name="P24" style:family="paragraph" style:parent-style-name="Dialog" style:list-style-name="L3">
      <style:text-properties style:font-name="Calibri1"/>
    </style:style>
    <style:style style:name="P25" style:family="paragraph" style:parent-style-name="Dialog" style:list-style-name="L4">
      <style:text-properties style:font-name="Calibri1" fo:background-color="transparent"/>
    </style:style>
    <style:style style:name="P26" style:family="paragraph" style:parent-style-name="Dialog" style:list-style-name="L5">
      <style:text-properties style:font-name="Calibri1"/>
    </style:style>
    <style:style style:name="P27" style:family="paragraph" style:parent-style-name="Dialog" style:list-style-name="L1">
      <style:text-properties style:font-name="Calibri"/>
    </style:style>
    <style:style style:name="P28" style:family="paragraph" style:parent-style-name="Dialog" style:list-style-name="L2">
      <style:paragraph-properties fo:orphans="2" fo:widows="2"/>
      <style:text-properties fo:language="pl" fo:country="PL"/>
    </style:style>
    <style:style style:name="P29" style:family="paragraph" style:parent-style-name="Dialog" style:list-style-name="L4">
      <style:text-properties fo:background-color="transparent"/>
    </style:style>
    <style:style style:name="P30" style:family="paragraph" style:parent-style-name="Dialog" style:list-style-name="L6"/>
    <style:style style:name="P31" style:family="paragraph" style:parent-style-name="Heading" style:master-page-name="MP0">
      <style:paragraph-properties style:page-number="auto" fo:break-before="page"/>
      <style:text-properties fo:language="pl" fo:country="PL"/>
    </style:style>
    <style:style style:name="P32"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33" style:family="paragraph" style:parent-style-name="Text_20_body" style:list-style-name="L1">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style:font-name="Calibri" fo:background-color="#ffff00"/>
    </style:style>
    <style:style style:name="T16" style:family="text">
      <style:text-properties fo:background-color="#ffff00"/>
    </style:style>
    <style:style style:name="T17" style:family="text">
      <style:text-properties style:font-name="Calibri1"/>
    </style:style>
    <style:style style:name="T18" style:family="text">
      <style:text-properties style:font-name="Calibri1" fo:background-color="transparent"/>
    </style:style>
    <style:style style:name="T19"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ynastia Sobieskich – tom II, „Pola Chwały”</text:p>
      <text:h text:style-name="P19"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6">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9"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1"> r</text:span><text:span text:style-name="T5">ó</text:span><text:span text:style-name="T11">wnie</text:span><text:span text:style-name="T5">ż</text:span><text:span text:style-name="T11"> Szlomo syn Hejhela, wys</text:span><text:span text:style-name="T5">ł</text:span><text:span text:style-name="T11">annik kaha</text:span><text:span text:style-name="T5">ł</text:span><text:span text:style-name="T11">u krakowskiego. Podr</text:span><text:span text:style-name="T5">óż</text:span><text:span text:style-name="T11">owa</text:span><text:span text:style-name="T5">ł</text:span><text:span text:style-name="T11"> razem z panem Krzysztofem Mieroszewskim. Jakby taka kompania podr</text:span><text:span text:style-name="T5">óż</text:span><text:span text:style-name="T11">na ma</text:span><text:span text:style-name="T5">ł</text:span><text:span text:style-name="T11">o dziwn</text:span><text:span text:style-name="T5">ą</text:span><text:span text:style-name="T11"> by</text:span><text:span text:style-name="T5">ł</text:span><text:span text:style-name="T11">a, Szlomo spotka</text:span><text:span text:style-name="T5">ł</text:span><text:span text:style-name="T11"> si</text:span><text:span text:style-name="T5">ę</text:span><text:span text:style-name="T11"> po swym przyje</text:span><text:span text:style-name="T5">ź</text:span><text:span text:style-name="T11">dzie nie tylko z najdostojniejszymi </text:span><text:span text:style-name="T5">Ż</text:span><text:span text:style-name="T11">ydami Lwowa, lecz r</text:span><text:span text:style-name="T5">ó</text:span><text:span text:style-name="T11">wnie</text:span><text:span text:style-name="T5">ż</text:span><text:span text:style-name="T11"> z naczelnym gminy ormia</text:span><text:span text:style-name="T5">ń</text:span><text:span text:style-name="T11">skiej w tym zacnym mie</text:span><text:span text:style-name="T5">ś</text:span><text:span text:style-name="T11">cie. Pan Mieroszewski tymczasem, pracami fortyfikacyjnymi wok</text:span><text:span text:style-name="T5">ół</text:span><text:span text:style-name="T11"> Lwowa zawiaduj</text:span><text:span text:style-name="T5">ą</text:span><text:span text:style-name="T11">cy, do pana wojewody Jab</text:span><text:span text:style-name="T5">ł</text:span><text:span text:style-name="T11">onowskiego przyst</text:span><text:span text:style-name="T5">ę</text:span><text:span text:style-name="T11">p mia</text:span><text:span text:style-name="T5">ł</text:span><text:span text:style-name="T11"> ci</text:span><text:span text:style-name="T5">ą</text:span><text:span text:style-name="T11">gle, i trzeciego dnia po przybyciu tak zagai</text:span><text:span text:style-name="T5">ł</text:span><text:span text:style-name="T11">.</text:span></text:p>
      <text:list xml:id="list2485371726636874363" text:style-name="L1">
        <text:list-item>
          <text:p text:style-name="P22"><text:span text:style-name="T11">Teraz </text:span><text:span text:style-name="T5">ł</text:span><text:span text:style-name="T11">o</text:span><text:span text:style-name="T5">ż</text:span><text:span text:style-name="T11">y jego wysoko</text:span><text:span text:style-name="T5">ść</text:span><text:span text:style-name="T11"> kr</text:span><text:span text:style-name="T5">ó</text:span><text:span text:style-name="T11">l Jan na fortyfikacje obficie, na ich budow</text:span><text:span text:style-name="T5">ę</text:span><text:span text:style-name="T11">, lecz i na utrzymanie ci</text:span><text:span text:style-name="T5">ą</text:span><text:span text:style-name="T11">gle sumy potrzebne b</text:span><text:span text:style-name="T5">ę</text:span><text:span text:style-name="T11">d</text:span><text:span text:style-name="T5">ą</text:span><text:span text:style-name="T11"> niema</text:span><text:span text:style-name="T5">ł</text:span><text:span text:style-name="T11">e.</text:span></text:p>
        </text:list-item>
        <text:list-item>
          <text:p text:style-name="P22"><text:span text:style-name="T11">Po wojnie miasto na fortyfikacje </text:span><text:span text:style-name="T5">ł</text:span><text:span text:style-name="T11">o</text:span><text:span text:style-name="T5">ż</text:span><text:span text:style-name="T11">y</text:span><text:span text:style-name="T5">ć</text:span><text:span text:style-name="T11"> b</text:span><text:span text:style-name="T5">ę</text:span><text:span text:style-name="T11">dzie, handlem swym to finansuj</text:span><text:span text:style-name="T5">ą</text:span><text:span text:style-name="T11">c. Wa</text:span><text:span text:style-name="T5">ść</text:span><text:span text:style-name="T11"> pilnowa</text:span><text:span text:style-name="T5">ł</text:span><text:span text:style-name="T11"> b</text:span><text:span text:style-name="T5">ę</text:span><text:span text:style-name="T11">dziesz, by z handlowych dochod</text:span><text:span text:style-name="T5">ó</text:span><text:span text:style-name="T11">w na to </text:span><text:span text:style-name="T5">ł</text:span><text:span text:style-name="T11">yczkowie nie sk</text:span><text:span text:style-name="T5">ą</text:span><text:span text:style-name="T11">pili.</text:span></text:p>
        </text:list-item>
        <text:list-item>
          <text:p text:style-name="P22"><text:span text:style-name="T11">Handel rzecz zacna, je</text:span><text:span text:style-name="T5">ś</text:span><text:span text:style-name="T11">li doch</text:span><text:span text:style-name="T5">ó</text:span><text:span text:style-name="T11">d przynosi, ale z tym i przed wojn</text:span><text:span text:style-name="T5">ą</text:span><text:span text:style-name="T11"> nieweso</text:span><text:span text:style-name="T5">ł</text:span><text:span text:style-name="T11">o by</text:span><text:span text:style-name="T5">ł</text:span><text:span text:style-name="T11">o. Teraz to nawet Gda</text:span><text:span text:style-name="T5">ń</text:span><text:span text:style-name="T11">sk biednieje, a co dopiero Lw</text:span><text:span text:style-name="T5">ó</text:span><text:span text:style-name="T11">w.</text:span></text:p>
        </text:list-item>
        <text:list-item>
          <text:p text:style-name="P22"><text:span text:style-name="T11">Lw</text:span><text:span text:style-name="T5">ó</text:span><text:span text:style-name="T11">w jednak mo</text:span><text:span text:style-name="T5">ż</text:span><text:span text:style-name="T11">liwo</text:span><text:span text:style-name="T5">ś</text:span><text:span text:style-name="T11">ci handlu uzyska, je</text:span><text:span text:style-name="T5">ś</text:span><text:span text:style-name="T11">li pok</text:span><text:span text:style-name="T5">ó</text:span><text:span text:style-name="T11">j rozs</text:span><text:span text:style-name="T5">ą</text:span><text:span text:style-name="T11">dny z Turkiem zawrzemy. Handel ze wschodem, ko</text:span><text:span text:style-name="T5">ń</text:span><text:span text:style-name="T11">mi, broni</text:span><text:span text:style-name="T5">ą</text:span><text:span text:style-name="T11">, suknem, a i fortalicje te w tym pomog</text:span><text:span text:style-name="T5">ą</text:span><text:span text:style-name="T11">, </text:span><text:span text:style-name="T5">ż</text:span><text:span text:style-name="T11">e kupcy bezpieczniej czu</text:span><text:span text:style-name="T5">ć</text:span><text:span text:style-name="T11"> si</text:span><text:span text:style-name="T5">ę</text:span><text:span text:style-name="T11"> b</text:span><text:span text:style-name="T5">ę</text:span><text:span text:style-name="T11">d</text:span><text:span text:style-name="T5">ą</text:span><text:span text:style-name="T11">.</text:span></text:p>
        </text:list-item>
        <text:list-item>
          <text:p text:style-name="P22"><text:soft-page-break/><text:span text:style-name="T11">Tak, ale dalej na wsch</text:span><text:span text:style-name="T5">ó</text:span><text:span text:style-name="T11">d od Lwowa miejsc bezpiecznych nie ma.</text:span></text:p>
        </text:list-item>
        <text:list-item>
          <text:p text:style-name="P22"><text:span text:style-name="T11">Jak by pu</text:span><text:span text:style-name="T5">ś</text:span><text:span text:style-name="T11">ci</text:span><text:span text:style-name="T5">ć</text:span><text:span text:style-name="T11"> nowy szlak handlowy wzd</text:span><text:span text:style-name="T5">ł</text:span><text:span text:style-name="T11">u</text:span><text:span text:style-name="T5">ż</text:span><text:span text:style-name="T11"> Dniestru, i tam forteczki pobudowa</text:span><text:span text:style-name="T5">ć</text:span><text:span text:style-name="T11">, mo</text:span><text:span text:style-name="T5">ż</text:span><text:span text:style-name="T11">na by je te</text:span><text:span text:style-name="T5">ż</text:span><text:span text:style-name="T11"> Dniestrem zaopatrywa</text:span><text:span text:style-name="T5">ć</text:span><text:span text:style-name="T11">. </text:span></text:p>
        </text:list-item>
        <text:list-item>
          <text:p text:style-name="P22"><text:span text:style-name="T11">Trzeba tylko przypilnowa</text:span><text:span text:style-name="T5">ć</text:span><text:span text:style-name="T11">, aby piractwo rzeczne kozackie na Dniestrze nie odrodzi</text:span><text:span text:style-name="T5">ł</text:span><text:span text:style-name="T11">o si</text:span><text:span text:style-name="T5">ę</text:span><text:span text:style-name="T11">.</text:span></text:p>
        </text:list-item>
        <text:list-item>
          <text:p text:style-name="P22"><text:span text:style-name="T11">O to te</text:span><text:span text:style-name="T5">ż</text:span><text:span text:style-name="T11"> si</text:span><text:span text:style-name="T5">ę</text:span><text:span text:style-name="T11"> b</text:span><text:span text:style-name="T5">ę</text:span><text:span text:style-name="T11">d</text:span><text:span text:style-name="T5">ą</text:span><text:span text:style-name="T11"> za</text:span><text:span text:style-name="T5">ł</text:span><text:span text:style-name="T11">ogi tych stanic martwi</text:span><text:span text:style-name="T5">ć.</text:span></text:p>
        </text:list-item>
        <text:list-item>
          <text:p text:style-name="P22"><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1"> u Angielczyk</text:span><text:span text:style-name="T5">ó</text:span><text:span text:style-name="T11">w. Stw</text:span><text:span text:style-name="T5">ó</text:span><text:span text:style-name="T11">rzmy te</text:span><text:span text:style-name="T5">ż</text:span><text:span text:style-name="T11"> i my!</text:span></text:p>
        </text:list-item>
        <text:list-item>
          <text:p text:style-name="P22"><text:span text:style-name="T11">A sk</text:span><text:span text:style-name="T5">ą</text:span><text:span text:style-name="T11">d</text:span><text:span text:style-name="T5">ż</text:span><text:span text:style-name="T11">e ch</text:span><text:span text:style-name="T5">ę</text:span><text:span text:style-name="T11">tnych a bogatych to tej kompanii znajdziecie? - wojewoda niskie mia</text:span><text:span text:style-name="T5">ł</text:span><text:span text:style-name="T11"> mniemanie o swych ziomk</text:span><text:span text:style-name="T5">ó</text:span><text:span text:style-name="T11">w sk</text:span><text:span text:style-name="T5">łonności do ryzyka</text:span></text:p>
        </text:list-item>
        <text:list-item>
          <text:p text:style-name="P22"><text:span text:style-name="T11">We Lwowie maj</text:span><text:span text:style-name="T5">ę</text:span><text:span text:style-name="T11">tnych ludzi ledwie troch</text:span><text:span text:style-name="T5">ę</text:span><text:span text:style-name="T11"> się</text:span><text:span text:style-name="T5"> znajdzie – rozpoczął z namysłem Mieroszowski</text:span></text:p>
        </text:list-item>
        <text:list-item>
          <text:p text:style-name="P23">Właśnie, po ostatnich tatarskich oblężeniach, co i nawet okupować się musieli, za króla poprzedniego – wtrącił wojewoda.</text:p>
        </text:list-item>
        <text:list-item>
          <text:p text:style-name="P22"><text:span text:style-name="T11">I na t</text:span><text:span text:style-name="T5">ę</text:span><text:span text:style-name="T11"> imprez</text:span><text:span text:style-name="T5">ę</text:span><text:span text:style-name="T11"> wszystkiej maj</text:span><text:span text:style-name="T5">ę</text:span><text:span text:style-name="T11">tno</text:span><text:span text:style-name="T5">ś</text:span><text:span text:style-name="T11">ci swej nie zaryzykuj</text:span><text:span text:style-name="T5">ą</text:span><text:span text:style-name="T11">. Ale troch</text:span><text:span text:style-name="T5">ę</text:span><text:span text:style-name="T11"> mo</text:span><text:span text:style-name="T5">ż</text:span><text:span text:style-name="T11">e w</text:span><text:span text:style-name="T5">ł</text:span><text:span text:style-name="T11">o</text:span><text:span text:style-name="T5">żą</text:span><text:span text:style-name="T11">, a i ich znajomo</text:span><text:span text:style-name="T5">ś</text:span><text:span text:style-name="T11">ci z Tatary pomog</text:span><text:span text:style-name="T5">ą</text:span><text:span text:style-name="T11">. Przez krymskie przecie domeny handel do Turcji i Persji i</text:span><text:span text:style-name="T5">ść</text:span><text:span text:style-name="T11"> musi.</text:span></text:p>
        </text:list-item>
        <text:list-item>
          <text:p text:style-name="P22"><text:span text:style-name="T11">Na podarki dla tureckich i perskich dostojnik</text:span><text:span text:style-name="T5">ó</text:span><text:span text:style-name="T11">w wi</text:span><text:span text:style-name="T5">ę</text:span><text:span text:style-name="T11">cej z</text:span><text:span text:style-name="T5">ł</text:span><text:span text:style-name="T11">ota by trzeba ni</text:span><text:span text:style-name="T5">ż</text:span><text:span text:style-name="T11"> w ca</text:span><text:span text:style-name="T5">ł</text:span><text:span text:style-name="T11">ym Lwowie znajdziesz – Jab</text:span><text:span text:style-name="T5">ł</text:span><text:span text:style-name="T11">onowski oponowa</text:span><text:span text:style-name="T5">ć</text:span><text:span text:style-name="T11"> nie przestawa</text:span><text:span text:style-name="T5">ł</text:span><text:span text:style-name="T11">.</text:span></text:p>
        </text:list-item>
        <text:list-item>
          <text:p text:style-name="P22"><text:span text:style-name="T11">Tote</text:span><text:span text:style-name="T5">ż</text:span><text:span text:style-name="T11"> poza Lwowem r</text:span><text:span text:style-name="T5">ó</text:span><text:span text:style-name="T11">wnie</text:span><text:span text:style-name="T5">ż</text:span><text:span text:style-name="T11"> szuka</text:span><text:span text:style-name="T5">ć</text:span><text:span text:style-name="T11"> nam trzeba, zatem rozmawia</text:span><text:span text:style-name="T5">ł</text:span><text:span text:style-name="T11">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32">Zdumiał się na ową wzmiankę o Żydach pan Jabłonowski. Jednak konieczność odbudowy handlu znał, sam przecie hodowlą koni się zajmował, i bez importu świeżej krwi ze wschodu, dochować się wierzchowców nie mógł.</text:p>
      <text:list xml:id="list43629736" text:continue-numbering="true" text:style-name="L1">
        <text:list-item>
          <text:p text:style-name="P27">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3"><text:span text:style-name="T11"><text:s/></text:span><text:span text:style-name="T15">Dalej o planach handlowych, i spotkanie z Jab</text:span><text:span text:style-name="T9">ł</text:span><text:span text:style-name="T15">onowskim</text:span><text:span text:style-name="T11">.</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1"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1"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20"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5322170328787389208" text:style-name="L2">
        <text:list-header>
          <text:p text:style-name="P28">-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text:span><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6302759074006459437" text:style-name="L3">
        <text:list-header>
          <text:p text:style-name="P24"><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text:soft-page-break/>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3354472651286657746" text:style-name="L4">
        <text:list-header>
          <text:p text:style-name="P29">-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25"><text:soft-page-break/>- A co z tymi tutaj?</text:p>
          <text:p text:style-name="P25">-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9">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8">ó</text:span><text:span text:style-name="T19">rymi postawił de Maligne'go jenera</text:span><text:span text:style-name="T18">ł</text:span><text:span text:style-name="T19">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text:soft-page-break/>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text:span><text:soft-page-break/><text:span text:style-name="T5">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text:soft-page-break/>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935590810812935591" text:style-name="L5">
        <text:list-item>
          <text:p text:style-name="P26">Ten atak na naszej prawej powstrzymać trzeba! Inaczej odetną środek!</text:p>
        </text:list-item>
        <text:list-item>
          <text:p text:style-name="P26">Nie mamy już czym ich powstrzymać!</text:p>
        </text:list-item>
        <text:list-item>
          <text:p text:style-name="P26">Tatarzy kontratakować muszą! Gdzie Selim?</text:p>
        </text:list-item>
        <text:list-item>
          <text:p text:style-name="P26">Tatarzy już uszli za Dniestr, powstrzymać zaś giaurów jedynie Żwaniec i nasz wczorajszy obóz może.</text:p>
        </text:list-item>
        <text:list-item>
          <text:p text:style-name="P26">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text:p>
      <text:list xml:id="list4718115359962325120" text:style-name="L6">
        <text:list-item>
          <text:p text:style-name="P30">Siedz<text:span text:style-name="T5">ą</text:span> w Kamie<text:span text:style-name="T5">ń</text:span>cu przecie, a wreszcie wyjd<text:span text:style-name="T5">ą</text:span> obaczywszy <text:span text:style-name="T5">ż</text:span>e okopy nasze tam puste prawie.</text:p>
        </text:list-item>
        <text:list-item>
          <text:p text:style-name="P30">Przecie mo<text:span text:style-name="T5">ż</text:span><text:span text:style-name="T11">em Kamieniec dalej blokowa</text:span><text:span text:style-name="T5">ć</text:span><text:span text:style-name="T11"> – spojrza</text:span><text:span text:style-name="T5">ł</text:span><text:span text:style-name="T11"> Sieniawski z nadziej</text:span><text:span text:style-name="T5">ą</text:span><text:span text:style-name="T11"> na Jab</text:span><text:span text:style-name="T5">ł</text:span><text:span text:style-name="T11">onowskiego</text:span></text:p>
        </text:list-item>
        <text:list-item>
          <text:p text:style-name="P30"><text:span text:style-name="T11">Mam jedn</text:span><text:span text:style-name="T5">ą</text:span><text:span text:style-name="T11"> r</text:span><text:span text:style-name="T5">ę</text:span><text:span text:style-name="T11">k</text:span><text:span text:style-name="T5">ą</text:span><text:span text:style-name="T11"> Kamieniec za szyj</text:span><text:span text:style-name="T5">ę</text:span><text:span text:style-name="T11"> trzyma</text:span><text:span text:style-name="T5">ć</text:span><text:span text:style-name="T11">, aby pad</text:span><text:span text:style-name="T5">ł</text:span><text:span text:style-name="T11"> z g</text:span><text:span text:style-name="T5">ł</text:span><text:span text:style-name="T11">odu wreszcie, drug</text:span><text:span text:style-name="T5">ą</text:span><text:span text:style-name="T11"> tych tutaj za twarz, aby pod Kamie</text:span><text:span text:style-name="T5">ń</text:span><text:span text:style-name="T11">cem nie przeszkadzali, no a trzeci</text:span><text:span text:style-name="T5">ą</text:span><text:span text:style-name="T11"> od odsieczy nowej, kt</text:span><text:span text:style-name="T5">ó</text:span><text:span text:style-name="T11">r</text:span><text:span text:style-name="T5">ą</text:span><text:span text:style-name="T11"> pewnie Turczyn teraz w</text:span><text:span text:style-name="T5">ł</text:span><text:span text:style-name="T11">a</text:span><text:span text:style-name="T5">ś</text:span><text:span text:style-name="T11">nie na nas </text:span><text:span text:style-name="T5">ś</text:span><text:span text:style-name="T11">le, ogania</text:span><text:span text:style-name="T5">ć</text:span><text:span text:style-name="T11">? Trzech r</text:span><text:span text:style-name="T5">ą</text:span><text:span text:style-name="T11">k nie mam.</text:span></text:p>
        </text:list-item>
        <text:list-item>
          <text:p text:style-name="P30"><text:span text:style-name="T11">Wa</text:span><text:span text:style-name="T5">ś</text:span><text:span text:style-name="T11">ci r</text:span><text:span text:style-name="T5">ę</text:span><text:span text:style-name="T11">ce w s</text:span><text:span text:style-name="T5">ł</text:span><text:span text:style-name="T11">u</text:span><text:span text:style-name="T5">ż</text:span><text:span text:style-name="T11">bie wojskowej spracowane cenimy wielce – rzek</text:span><text:span text:style-name="T5">ł</text:span><text:span text:style-name="T11"> Sobieski - wi</text:span><text:span text:style-name="T5">ę</text:span><text:span text:style-name="T11">cej jeszcze rozum obrotny, nam zawsze przydatny. M</text:span><text:span text:style-name="T5">ó</text:span><text:span text:style-name="T11">w </text:span><text:span text:style-name="T5">ż</text:span><text:span text:style-name="T11">e Wa</text:span><text:span text:style-name="T5">ść</text:span><text:span text:style-name="T11"> jasno tedy, co radzisz?</text:span></text:p>
        </text:list-item>
      </text:list>
      <text:p text:style-name="P8">Zawarcie rozejmu</text:p>
      <text:p text:style-name="P8">Gromienie Kozaków</text:p>
      <text:p text:style-name="P8"><text:soft-page-break/></text:p>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0-23T23:43:18.81</dc:date>
    <meta:editing-cycles>1056</meta:editing-cycles>
    <meta:editing-duration>PT19H4M25S</meta:editing-duration>
    <meta:document-statistic meta:table-count="0" meta:image-count="0" meta:object-count="0" meta:page-count="28" meta:paragraph-count="251" meta:word-count="14282" meta:character-count="9706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